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 fo:line-height="100%"/>
    </style:style>
    <style:style style:name="T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3" style:parent-style-name="Normal" style:family="paragraph">
      <style:paragraph-properties style:text-autospace="none" fo:margin-bottom="0in" fo:line-height="100%"/>
    </style:style>
    <style:style style:name="T2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3" style:parent-style-name="Normal" style:family="paragraph">
      <style:paragraph-properties style:text-autospace="none" fo:margin-bottom="0in" fo:line-height="100%"/>
    </style:style>
    <style:style style:name="T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7" style:parent-style-name="Normal" style:family="paragraph">
      <style:paragraph-properties style:text-autospace="none" fo:margin-bottom="0in" fo:line-height="100%"/>
    </style:style>
    <style:style style:name="T3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3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4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5" style:parent-style-name="Normal" style:family="paragraph">
      <style:paragraph-properties style:text-autospace="none" fo:margin-bottom="0in" fo:line-height="100%"/>
    </style:style>
    <style:style style:name="T4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5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51" style:parent-style-name="Normal" style:family="paragraph">
      <style:paragraph-properties style:text-autospace="none" fo:margin-bottom="0in" fo:line-height="100%"/>
    </style:style>
    <style:style style:name="T5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6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1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6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3" style:parent-style-name="DefaultParagraphFont" style:family="text">
      <style:text-properties style:font-name="Consolas" style:font-name-complex="Consolas" fo:color="#6F008A" fo:font-size="9.5pt" style:font-size-asian="9.5pt" style:font-size-complex="9.5pt"/>
    </style:style>
    <style:style style:name="T6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5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6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7" style:parent-style-name="Normal" style:family="paragraph">
      <style:paragraph-properties style:text-autospace="none" fo:margin-bottom="0in" fo:line-height="100%"/>
    </style:style>
    <style:style style:name="T6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72" style:parent-style-name="Normal" style:family="paragraph">
      <style:paragraph-properties style:text-autospace="none" fo:margin-bottom="0in" fo:line-height="100%"/>
    </style:style>
    <style:style style:name="T7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4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75" style:parent-style-name="Normal" style:family="paragraph">
      <style:paragraph-properties style:text-autospace="none" fo:margin-bottom="0in" fo:line-height="100%"/>
    </style:style>
    <style:style style:name="T7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7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78" style:parent-style-name="Normal" style:family="paragraph">
      <style:paragraph-properties style:text-autospace="none" fo:margin-bottom="0in" fo:line-height="100%"/>
    </style:style>
    <style:style style:name="T7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0" style:parent-style-name="DefaultParagraphFont" style:family="text">
      <style:text-properties style:font-name="Consolas" style:font-name-complex="Consolas" fo:color="#6F008A" fo:font-size="9.5pt" style:font-size-asian="9.5pt" style:font-size-complex="9.5pt"/>
    </style:style>
    <style:style style:name="T8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8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8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85" style:parent-style-name="Normal" style:family="paragraph">
      <style:paragraph-properties style:text-autospace="none" fo:margin-bottom="0in" fo:line-height="100%"/>
    </style:style>
    <style:style style:name="T8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9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9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5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9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97" style:parent-style-name="Normal" style:family="paragraph">
      <style:paragraph-properties style:text-autospace="none" fo:margin-bottom="0in" fo:line-height="100%"/>
    </style:style>
    <style:style style:name="T9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0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07" style:parent-style-name="Normal" style:family="paragraph">
      <style:paragraph-properties style:text-autospace="none" fo:margin-bottom="0in" fo:line-height="100%"/>
    </style:style>
    <style:style style:name="T10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13" style:parent-style-name="Normal" style:family="paragraph">
      <style:paragraph-properties style:text-autospace="none" fo:margin-bottom="0in" fo:line-height="100%"/>
    </style:style>
    <style:style style:name="T11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23" style:parent-style-name="Normal" style:family="paragraph">
      <style:paragraph-properties style:text-autospace="none" fo:margin-bottom="0in" fo:line-height="100%"/>
    </style:style>
    <style:style style:name="T12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2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2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29" style:parent-style-name="Normal" style:family="paragraph">
      <style:paragraph-properties style:text-autospace="none" fo:margin-bottom="0in" fo:line-height="100%"/>
    </style:style>
    <style:style style:name="T13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33" style:parent-style-name="Normal" style:family="paragraph">
      <style:paragraph-properties style:text-autospace="none" fo:margin-bottom="0in" fo:line-height="100%"/>
    </style:style>
    <style:style style:name="T1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138" style:parent-style-name="Normal" style:family="paragraph">
      <style:paragraph-properties style:text-autospace="none" fo:margin-bottom="0in" fo:line-height="100%"/>
    </style:style>
    <style:style style:name="T1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14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44" style:parent-style-name="Normal" style:family="paragraph">
      <style:paragraph-properties style:text-autospace="none" fo:margin-bottom="0in" fo:line-height="100%"/>
    </style:style>
    <style:style style:name="T1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50" style:parent-style-name="Normal" style:family="paragraph">
      <style:paragraph-properties style:text-autospace="none" fo:margin-bottom="0in" fo:line-height="100%"/>
    </style:style>
    <style:style style:name="T15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56" style:parent-style-name="Normal" style:family="paragraph">
      <style:paragraph-properties style:text-autospace="none" fo:margin-bottom="0in" fo:line-height="100%"/>
    </style:style>
    <style:style style:name="T15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62" style:parent-style-name="Normal" style:family="paragraph">
      <style:paragraph-properties style:text-autospace="none" fo:margin-bottom="0in" fo:line-height="100%"/>
    </style:style>
    <style:style style:name="T16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6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167" style:parent-style-name="Normal" style:family="paragraph">
      <style:paragraph-properties style:text-autospace="none" fo:margin-bottom="0in" fo:line-height="100%"/>
    </style:style>
    <style:style style:name="T16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7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17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73" style:parent-style-name="Normal" style:family="paragraph">
      <style:paragraph-properties style:text-autospace="none" fo:margin-bottom="0in" fo:line-height="100%"/>
    </style:style>
    <style:style style:name="T17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5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176" style:parent-style-name="Normal" style:family="paragraph">
      <style:paragraph-properties style:text-autospace="none" fo:margin-bottom="0in" fo:line-height="100%"/>
    </style:style>
    <style:style style:name="T17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7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8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81" style:parent-style-name="Normal" style:family="paragraph">
      <style:paragraph-properties style:text-autospace="none" fo:margin-bottom="0in" fo:line-height="100%"/>
    </style:style>
    <style:style style:name="T1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8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8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8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9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9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9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9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9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99" style:parent-style-name="Normal" style:family="paragraph">
      <style:paragraph-properties style:text-autospace="none" fo:margin-bottom="0in" fo:line-height="100%"/>
    </style:style>
    <style:style style:name="T20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0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0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0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0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08" style:parent-style-name="Normal" style:family="paragraph">
      <style:paragraph-properties style:text-autospace="none" fo:margin-bottom="0in" fo:line-height="100%"/>
    </style:style>
    <style:style style:name="T20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1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1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4" style:parent-style-name="DefaultParagraphFont" style:family="text">
      <style:text-properties style:font-name="Consolas" style:font-name-complex="Consolas" fo:color="#6F008A" fo:font-size="9.5pt" style:font-size-asian="9.5pt" style:font-size-complex="9.5pt"/>
    </style:style>
    <style:style style:name="T2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26" style:parent-style-name="Normal" style:family="paragraph">
      <style:paragraph-properties style:text-autospace="none" fo:margin-bottom="0in" fo:line-height="100%"/>
    </style:style>
    <style:style style:name="T22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3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3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34" style:parent-style-name="Normal" style:family="paragraph">
      <style:paragraph-properties style:text-autospace="none" fo:margin-bottom="0in" fo:line-height="100%"/>
    </style:style>
    <style:style style:name="T23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6" style:parent-style-name="DefaultParagraphFont" style:family="text">
      <style:text-properties style:font-name="Consolas" style:font-name-complex="Consolas" fo:color="#6F008A" fo:font-size="9.5pt" style:font-size-asian="9.5pt" style:font-size-complex="9.5pt"/>
    </style:style>
    <style:style style:name="T23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8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239" style:parent-style-name="Normal" style:family="paragraph">
      <style:paragraph-properties style:text-autospace="none" fo:margin-bottom="0in" fo:line-height="100%"/>
    </style:style>
    <style:style style:name="T24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1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242" style:parent-style-name="Normal" style:family="paragraph">
      <style:paragraph-properties style:text-autospace="none" fo:margin-bottom="0in" fo:line-height="100%"/>
    </style:style>
    <style:style style:name="T24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4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2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46" style:parent-style-name="Normal" style:family="paragraph">
      <style:paragraph-properties style:text-autospace="none" fo:margin-bottom="0in" fo:line-height="100%"/>
    </style:style>
    <style:style style:name="T2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8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24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5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</office:automatic-styles>
  <office:body>
    <office:text text:use-soft-page-breaks="true">
      <text:p text:style-name="P1"><text:span text:style-name="T2"><text:s text:c="4"/></text:span><text:span text:style-name="T3">def</text:span><text:span text:style-name="T4"><text:s/>_fit(</text:span><text:span text:style-name="T5">self</text:span><text:span text:style-name="T6">,<text:s/></text:span><text:span text:style-name="T7">X</text:span><text:span text:style-name="T8">,<text:s/></text:span><text:span text:style-name="T9">y</text:span><text:span text:style-name="T10">,<text:s/></text:span><text:span text:style-name="T11">alpha</text:span><text:span text:style-name="T12">,<text:s/></text:span><text:span text:style-name="T13">C</text:span><text:span text:style-name="T14">,<text:s/></text:span><text:span text:style-name="T15">loss</text:span><text:span text:style-name="T16">,<text:s/></text:span><text:span text:style-name="T17">learning_rate</text:span><text:span text:style-name="T18">,<text:s/></text:span><text:span text:style-name="T19">coef_init</text:span><text:span text:style-name="T20">=</text:span><text:span text:style-name="T21">None</text:span><text:span text:style-name="T22">,</text:span></text:p>
      <text:p text:style-name="P23"><text:span text:style-name="T24"><text:s text:c="13"/></text:span><text:span text:style-name="T25">intercept_init</text:span><text:span text:style-name="T26">=</text:span><text:span text:style-name="T27">None</text:span><text:span text:style-name="T28">,<text:s/></text:span><text:span text:style-name="T29">sample_weight</text:span><text:span text:style-name="T30">=</text:span><text:span text:style-name="T31">None</text:span><text:span text:style-name="T32">):</text:span></text:p>
      <text:p text:style-name="P33"><text:span text:style-name="T34"><text:s text:c="8"/></text:span><text:span text:style-name="T35">self</text:span><text:span text:style-name="T36">._validate_params()</text:span></text:p>
      <text:p text:style-name="P37"><text:span text:style-name="T38"><text:s text:c="8"/></text:span><text:span text:style-name="T39">if</text:span><text:span text:style-name="T40"><text:s/>hasattr(</text:span><text:span text:style-name="T41">self</text:span><text:span text:style-name="T42">,<text:s/></text:span><text:span text:style-name="T43">"classes_"</text:span><text:span text:style-name="T44">):</text:span></text:p>
      <text:p text:style-name="P45"><text:span text:style-name="T46"><text:s text:c="12"/></text:span><text:span text:style-name="T47">self</text:span><text:span text:style-name="T48">.classes_ =<text:s/></text:span><text:span text:style-name="T49">None</text:span></text:p>
      <text:p text:style-name="P50"/>
      <text:p text:style-name="P51"><text:span text:style-name="T52"><text:s text:c="8"/></text:span><text:span text:style-name="T53">X</text:span><text:span text:style-name="T54">,<text:s/></text:span><text:span text:style-name="T55">y</text:span><text:span text:style-name="T56"><text:s/>= check_X_y(</text:span><text:span text:style-name="T57">X</text:span><text:span text:style-name="T58">,<text:s/></text:span><text:span text:style-name="T59">y</text:span><text:span text:style-name="T60">,<text:s/></text:span><text:span text:style-name="T61">'csr'</text:span><text:span text:style-name="T62">, dtype=</text:span><text:span text:style-name="T63">np</text:span><text:span text:style-name="T64">.float64, order=</text:span><text:span text:style-name="T65">"C"</text:span><text:span text:style-name="T66">,</text:span></text:p>
      <text:p text:style-name="P67"><text:span text:style-name="T68"><text:s text:c="25"/>accept_large_sparse=</text:span><text:span text:style-name="T69">False</text:span><text:span text:style-name="T70">)</text:span></text:p>
      <text:p text:style-name="P71"/>
      <text:p text:style-name="P72"><text:span text:style-name="T73"><text:s text:c="8"/></text:span><text:span text:style-name="T74"># labels can be encoded as float, int, or string literals</text:span></text:p>
      <text:p text:style-name="P75"><text:span text:style-name="T76"><text:s text:c="8"/></text:span><text:span text:style-name="T77"># np.unique sorts in asc order; largest class id is positive class</text:span></text:p>
      <text:p text:style-name="P78"><text:span text:style-name="T79"><text:s text:c="8"/>classes =<text:s/></text:span><text:span text:style-name="T80">np</text:span><text:span text:style-name="T81">.unique(</text:span><text:span text:style-name="T82">y</text:span><text:span text:style-name="T83">)</text:span></text:p>
      <text:p text:style-name="P84"/>
      <text:p text:style-name="P85"><text:span text:style-name="T86"><text:s text:c="8"/></text:span><text:span text:style-name="T87">if</text:span><text:span text:style-name="T88"><text:s/></text:span><text:span text:style-name="T89">self</text:span><text:span text:style-name="T90">.warm_start<text:s/></text:span><text:span text:style-name="T91">and</text:span><text:span text:style-name="T92"><text:s/>hasattr(</text:span><text:span text:style-name="T93">self</text:span><text:span text:style-name="T94">,<text:s/></text:span><text:span text:style-name="T95">"coef_"</text:span><text:span text:style-name="T96">):</text:span></text:p>
      <text:p text:style-name="P97"><text:span text:style-name="T98"><text:s text:c="12"/></text:span><text:span text:style-name="T99">if</text:span><text:span text:style-name="T100"><text:s/></text:span><text:span text:style-name="T101">coef_init</text:span><text:span text:style-name="T102"><text:s/></text:span><text:span text:style-name="T103">is</text:span><text:span text:style-name="T104"><text:s/></text:span><text:span text:style-name="T105">None</text:span><text:span text:style-name="T106">:</text:span></text:p>
      <text:p text:style-name="P107"><text:span text:style-name="T108"><text:s text:c="16"/></text:span><text:span text:style-name="T109">coef_init</text:span><text:span text:style-name="T110"><text:s/>=<text:s/></text:span><text:span text:style-name="T111">self</text:span><text:span text:style-name="T112">.coef_</text:span></text:p>
      <text:p text:style-name="P113"><text:span text:style-name="T114"><text:s text:c="12"/></text:span><text:span text:style-name="T115">if</text:span><text:span text:style-name="T116"><text:s/></text:span><text:span text:style-name="T117">intercept_init</text:span><text:span text:style-name="T118"><text:s/></text:span><text:span text:style-name="T119">is</text:span><text:span text:style-name="T120"><text:s/></text:span><text:span text:style-name="T121">None</text:span><text:span text:style-name="T122">:</text:span></text:p>
      <text:p text:style-name="P123"><text:span text:style-name="T124"><text:s text:c="16"/></text:span><text:span text:style-name="T125">intercept_init</text:span><text:span text:style-name="T126"><text:s/>=<text:s/></text:span><text:span text:style-name="T127">self</text:span><text:span text:style-name="T128">.intercept_</text:span></text:p>
      <text:p text:style-name="P129"><text:span text:style-name="T130"><text:s text:c="8"/></text:span><text:span text:style-name="T131">else</text:span><text:span text:style-name="T132">:</text:span></text:p>
      <text:p text:style-name="P133"><text:span text:style-name="T134"><text:s text:c="12"/></text:span><text:span text:style-name="T135">self</text:span><text:span text:style-name="T136">.coef_ =<text:s/></text:span><text:span text:style-name="T137">None</text:span></text:p>
      <text:p text:style-name="P138"><text:span text:style-name="T139"><text:s text:c="12"/></text:span><text:span text:style-name="T140">self</text:span><text:span text:style-name="T141">.intercept_ =<text:s/></text:span><text:span text:style-name="T142">None</text:span></text:p>
      <text:p text:style-name="P143"/>
      <text:p text:style-name="P144"><text:span text:style-name="T145"><text:s text:c="8"/></text:span><text:span text:style-name="T146">if</text:span><text:span text:style-name="T147"><text:s/></text:span><text:span text:style-name="T148">self</text:span><text:span text:style-name="T149">.average &gt; 0:</text:span></text:p>
      <text:p text:style-name="P150"><text:span text:style-name="T151"><text:s text:c="12"/></text:span><text:span text:style-name="T152">self</text:span><text:span text:style-name="T153">.standard_coef_ =<text:s/></text:span><text:span text:style-name="T154">self</text:span><text:span text:style-name="T155">.coef_</text:span></text:p>
      <text:p text:style-name="P156"><text:span text:style-name="T157"><text:s text:c="12"/></text:span><text:span text:style-name="T158">self</text:span><text:span text:style-name="T159">.standard_intercept_ =<text:s/></text:span><text:span text:style-name="T160">self</text:span><text:span text:style-name="T161">.intercept_</text:span></text:p>
      <text:p text:style-name="P162"><text:span text:style-name="T163"><text:s text:c="12"/></text:span><text:span text:style-name="T164">self</text:span><text:span text:style-name="T165">.average_coef_ =<text:s/></text:span><text:span text:style-name="T166">None</text:span></text:p>
      <text:p text:style-name="P167"><text:span text:style-name="T168"><text:s text:c="12"/></text:span><text:span text:style-name="T169">self</text:span><text:span text:style-name="T170">.average_intercept_ =<text:s/></text:span><text:span text:style-name="T171">None</text:span></text:p>
      <text:p text:style-name="P172"/>
      <text:p text:style-name="P173"><text:span text:style-name="T174"><text:s text:c="8"/></text:span><text:span text:style-name="T175"># Clear iteration count for multiple call to fit.</text:span></text:p>
      <text:p text:style-name="P176"><text:span text:style-name="T177"><text:s text:c="8"/></text:span><text:span text:style-name="T178">self</text:span><text:span text:style-name="T179">.t_ = 1.0</text:span></text:p>
      <text:p text:style-name="P180"/>
      <text:p text:style-name="P181"><text:span text:style-name="T182"><text:s text:c="8"/></text:span><text:span text:style-name="T183">self</text:span><text:span text:style-name="T184">._partial_fit(</text:span><text:span text:style-name="T185">X</text:span><text:span text:style-name="T186">,<text:s/></text:span><text:span text:style-name="T187">y</text:span><text:span text:style-name="T188">,<text:s/></text:span><text:span text:style-name="T189">alpha</text:span><text:span text:style-name="T190">,<text:s/></text:span><text:span text:style-name="T191">C</text:span><text:span text:style-name="T192">,<text:s/></text:span><text:span text:style-name="T193">loss</text:span><text:span text:style-name="T194">,<text:s/></text:span><text:span text:style-name="T195">learning_rate</text:span><text:span text:style-name="T196">,<text:s/></text:span><text:span text:style-name="T197">self</text:span><text:span text:style-name="T198">.max_iter,</text:span></text:p>
      <text:p text:style-name="P199"><text:span text:style-name="T200"><text:s text:c="26"/>classes,<text:s/></text:span><text:span text:style-name="T201">sample_weight</text:span><text:span text:style-name="T202">,<text:s/></text:span><text:span text:style-name="T203">coef_init</text:span><text:span text:style-name="T204">,<text:s/></text:span><text:span text:style-name="T205">intercept_init</text:span><text:span text:style-name="T206">)</text:span></text:p>
      <text:p text:style-name="P207"/>
      <text:p text:style-name="P208"><text:span text:style-name="T209"><text:s text:c="8"/></text:span><text:span text:style-name="T210">if</text:span><text:span text:style-name="T211"><text:s/>(</text:span><text:span text:style-name="T212">self</text:span><text:span text:style-name="T213">.tol<text:s/></text:span><text:span text:style-name="T214">is</text:span><text:span text:style-name="T215"><text:s/></text:span><text:span text:style-name="T216">not</text:span><text:span text:style-name="T217"><text:s/></text:span><text:span text:style-name="T218">None</text:span><text:span text:style-name="T219"><text:s/></text:span><text:span text:style-name="T220">and</text:span><text:span text:style-name="T221"><text:s/></text:span><text:span text:style-name="T222">self</text:span><text:span text:style-name="T223">.tol &gt; -</text:span><text:span text:style-name="T224">np</text:span><text:span text:style-name="T225">.inf</text:span></text:p>
      <text:p text:style-name="P226"><text:span text:style-name="T227"><text:s text:c="16"/></text:span><text:span text:style-name="T228">and</text:span><text:span text:style-name="T229"><text:s/></text:span><text:span text:style-name="T230">self</text:span><text:span text:style-name="T231">.n_iter_ ==<text:s/></text:span><text:span text:style-name="T232">self</text:span><text:span text:style-name="T233">.max_iter):</text:span></text:p>
      <text:p text:style-name="P234"><text:span text:style-name="T235"><text:s text:c="12"/></text:span><text:span text:style-name="T236">warnings</text:span><text:span text:style-name="T237">.warn(</text:span><text:span text:style-name="T238">"Maximum number of iteration reached before "</text:span></text:p>
      <text:p text:style-name="P239"><text:span text:style-name="T240"><text:s text:c="26"/></text:span><text:span text:style-name="T241">"convergence. Consider increasing max_iter to "</text:span></text:p>
      <text:p text:style-name="P242"><text:span text:style-name="T243"><text:s text:c="26"/></text:span><text:span text:style-name="T244">"improve the fit."</text:span><text:span text:style-name="T245">,</text:span></text:p>
      <text:p text:style-name="P246"><text:span text:style-name="T247"><text:s text:c="26"/></text:span><text:span text:style-name="T248">ConvergenceWarning</text:span><text:span text:style-name="T249">)</text:span></text:p>
      <text:p text:style-name="Normal"><text:span text:style-name="T250"><text:s text:c="8"/></text:span><text:span text:style-name="T251">return</text:span><text:span text:style-name="T252"><text:s/></text:span><text:span text:style-name="T253">self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andon Buell</meta:initial-creator>
    <dc:creator>Landon Buell</dc:creator>
    <meta:creation-date>2020-02-18T19:47:00Z</meta:creation-date>
    <dc:date>2020-02-18T19:47:00Z</dc:date>
    <meta:template xlink:href="Normal" xlink:type="simple"/>
    <meta:editing-cycles>1</meta:editing-cycles>
    <meta:editing-duration>PT0S</meta:editing-duration>
    <meta:document-statistic meta:page-count="1" meta:paragraph-count="3" meta:word-count="243" meta:character-count="1631" meta:row-count="11" meta:non-whitespace-character-count="1391"/>
  </office:meta>
</office:document-meta>
</file>